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0f2" officeooo:paragraph-rsid="000bb0f2"/>
    </style:style>
    <style:style style:name="P2" style:family="paragraph" style:parent-style-name="Standard">
      <style:text-properties officeooo:rsid="000bb0f2" officeooo:paragraph-rsid="0012e8f0"/>
    </style:style>
    <style:style style:name="P3" style:family="paragraph" style:parent-style-name="Standard">
      <style:text-properties officeooo:rsid="000cdb59" officeooo:paragraph-rsid="000cdb59"/>
    </style:style>
    <style:style style:name="P4" style:family="paragraph" style:parent-style-name="Standard">
      <style:text-properties officeooo:rsid="000e75d1" officeooo:paragraph-rsid="000e75d1"/>
    </style:style>
    <style:style style:name="P5" style:family="paragraph" style:parent-style-name="Standard">
      <style:text-properties officeooo:rsid="000e75d1" officeooo:paragraph-rsid="00153787"/>
    </style:style>
    <style:style style:name="P6" style:family="paragraph" style:parent-style-name="Standard">
      <style:text-properties officeooo:rsid="001151ca" officeooo:paragraph-rsid="001151ca"/>
    </style:style>
    <style:style style:name="P7" style:family="paragraph" style:parent-style-name="Standard">
      <style:text-properties officeooo:rsid="0016b818" officeooo:paragraph-rsid="0016b818"/>
    </style:style>
    <style:style style:name="P8" style:family="paragraph" style:parent-style-name="Standard">
      <style:text-properties officeooo:rsid="0017cfb7" officeooo:paragraph-rsid="0017cfb7"/>
    </style:style>
    <style:style style:name="T1" style:family="text">
      <style:text-properties officeooo:rsid="000cdb59"/>
    </style:style>
    <style:style style:name="T2" style:family="text">
      <style:text-properties officeooo:rsid="000e75d1"/>
    </style:style>
    <style:style style:name="T3" style:family="text">
      <style:text-properties officeooo:rsid="0010315c"/>
    </style:style>
    <style:style style:name="T4" style:family="text">
      <style:text-properties officeooo:rsid="001151ca"/>
    </style:style>
    <style:style style:name="T5" style:family="text">
      <style:text-properties officeooo:rsid="0012e8f0"/>
    </style:style>
    <style:style style:name="T6" style:family="text">
      <style:text-properties officeooo:rsid="00148d10"/>
    </style:style>
    <style:style style:name="T7" style:family="text">
      <style:text-properties officeooo:rsid="001537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ля пизда залупа охуенный масса тебе и твоей тёлке расслабитесь – просто пиздец как, охуеете в край! Такого нахуй вы еще не видели! Массаж лютейше подготовит вас к ебле и настроит на ровный лад. Уверен</text:p>
      <text:p text:style-name="P1"/>
      <text:p text:style-name="P1">Расслабляющий массаж двоём для двоих:</text:p>
      <text:p text:style-name="P1"/>
      <text:p text:style-name="P1">Ценности:</text:p>
      <text:p text:style-name="P1"/>
      <text:p text:style-name="P1">Ощущение себя незабываемым</text:p>
      <text:p text:style-name="P3">Желание порадовать девушку</text:p>
      <text:p text:style-name="P3">Желание доминировать над девушкой</text:p>
      <text:p text:style-name="P1"/>
      <text:p text:style-name="P1"/>
      <text:p text:style-name="P1">Детали:</text:p>
      <text:p text:style-name="P1"/>
      <text:p text:style-name="P8"><text:s text:c="20"/>&lt;h1&gt;Расслабляющий массаж для двоих*&lt;/h1&gt;</text:p>
      <text:p text:style-name="P8"><text:s text:c="20"/>&lt;h2&gt;*Для тебя и любой поравившейся тебе девушки&lt;/h2&gt; <text:s text:c="19"/></text:p>
      <text:p text:style-name="P8"><text:s text:c="20"/></text:p>
      <text:p text:style-name="P8"><text:s text:c="20"/>&lt;p class="desc-text"&gt;<text:tab/>&lt;br&gt;В этот вечер ты и понравившаяся тебе девушка испытаете самый необычный массаж в вашей жизни! </text:p>
      <text:p text:style-name="P8"><text:s text:c="20"/>Наша милая массажистка нежными прикосновениями своих опытных рук вначале расслабит вас, а затем, используя уникальные </text:p>
      <text:p text:style-name="P8"><text:s text:c="20"/>методики массажа из Непала наполнит вас обоих просто безумной энергией на всю оставшуюся ночь! </text:p>
      <text:p text:style-name="P8"><text:tab/><text:tab/><text:tab/><text:tab/><text:tab/><text:tab/>&lt;br&gt;</text:p>
      <text:p text:style-name="P8"><text:tab/><text:tab/><text:tab/><text:tab/><text:tab/><text:tab/>&lt;br&gt;А после этого вы сольётесь в страстном порыве такой силы, которой ни один из вас еще не испытывал! Поверь, ни ты, ни твоя подруга </text:p>
      <text:p text:style-name="P8"><text:tab/><text:tab/><text:tab/><text:tab/><text:tab/><text:tab/> <text:s/>никогда раньше не переживали подобного! И ты же понимаешь, что, пережив такое невероятное сексуальное путешествие, она </text:p>
      <text:p text:style-name="P8"><text:tab/><text:tab/><text:tab/><text:tab/><text:tab/><text:tab/> <text:s/>каждый раз будет вспоминать тебя с наслаждением;)&lt;/p&gt;</text:p>
      <text:p text:style-name="P1"/>
      <text:p text:style-name="P1">Эротический массаж для двоих:</text:p>
      <text:p text:style-name="P1"/>
      <text:p text:style-name="P1">Ценности: </text:p>
      <text:p text:style-name="P1"/>
      <text:p text:style-name="P3">Ощущение себя отличны<text:span text:style-name="T2">м</text:span> любовником</text:p>
      <text:p text:style-name="P3">Улучшение своих способностей любовника</text:p>
      <text:p text:style-name="P3">Желание доминировать над девушкой</text:p>
      <text:p text:style-name="P1">Ощущение себя лучшим <text:span text:style-name="T1">любовником</text:span> в её жизни</text:p>
      <text:p text:style-name="P3">Желание порадовать девушку</text:p>
      <text:p text:style-name="P3"/>
      <text:p text:style-name="P1"/>
      <text:p text:style-name="P1">Детали:</text:p>
      <text:p text:style-name="P1"/>
      <text:p text:style-name="P5">Возбуждающий, нежный и страстный <text:span text:style-name="T4">индийский </text:span>массаж для тебя и твоей подруги в исполнении прекрасной юной нимфы – это <text:span text:style-name="T3">не секс втроём. Это настоящее искусство! Это полное высвобождение твоей и её сексуальности и невероятное сплетение их воедино! Это в разы более яркие и сильные ощущения, чем самый сильный струйный оргазм! </text:span></text:p>
      <text:p text:style-name="P5"/>
      <text:p text:style-name="P5"><text:span text:style-name="T3">Эта старинная индийская практика позволит испытать вам испытать многократные, сильнейшие <text:s/>синхронные оргазмы, пронизывающие вас от ваших страстных органов до </text:span><text:soft-page-break/><text:span text:style-name="T3">самых кончиков пальцев! </text:span></text:p>
      <text:p text:style-name="P4"/>
      <text:p text:style-name="P6">Ты узнаешь <text:span text:style-name="T7">и</text:span> прочувствуешь <text:s/>основные тонкости и секреты этой практики и сможешь повторить её <text:span text:style-name="T7">сколько угодно раз </text:span>с той или теми женщинами, с которыми пожелаешь. И, поверь, таких ярких оргазмов, как тот, который сможешь <text:span text:style-name="T5">доставить</text:span> им ты, они не испытывали даже <text:span text:style-name="T6">c </text:span>теми, кого они до встречи с тобой считали лучшими мужчинами! </text:p>
      <text:p text:style-name="P6"/>
      <text:p text:style-name="P6"/>
      <text:p text:style-name="P7">Эротический массаж для двоих в исполнении двух девушек</text:p>
      <text:p text:style-name="P7"/>
      <text:p text:style-name="P7">847273раылва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24:04.327805116</meta:creation-date>
    <dc:date>2017-11-07T22:24:52.248664606</dc:date>
    <meta:editing-duration>PT1H40M11S</meta:editing-duration>
    <meta:editing-cycles>5</meta:editing-cycles>
    <meta:generator>LibreOffice/4.3.3.2$Linux_x86 LibreOffice_project/430m0$Build-2</meta:generator>
    <meta:document-statistic meta:table-count="0" meta:image-count="0" meta:object-count="0" meta:page-count="2" meta:paragraph-count="30" meta:word-count="315" meta:character-count="2350" meta:non-whitespace-character-count="1883"/>
  </office:meta>
</office:document-meta>
</file>